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office:font-face-decls>
  <office:automatic-styles>
    <style:style style:name="P1" style:family="paragraph" style:parent-style-name="Heading_20_3">
      <style:text-properties fo:font-variant="normal" fo:text-transform="none" fo:color="#222222" loext:opacity="100%" style:font-name="apple-system" fo:font-size="21.75pt" fo:letter-spacing="normal" fo:font-style="normal" fo:font-weight="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apple-system" fo:font-size="12.7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apple-system" fo:font-size="12.75pt" fo:letter-spacing="normal" fo:font-style="normal" fo:font-weight="normal"/>
    </style:style>
    <style:style style:name="T1" style:family="text">
      <style:text-properties fo:font-variant="normal" fo:text-transform="none" fo:color="#222222" loext:opacity="100%" style:font-name="apple-system" fo:font-size="21.75pt" fo:letter-spacing="normal"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fork()</text:h>
      <text:p text:style-name="P3">The fork() is one of the syscalls that is very special and useful in Linux/Unix systems. It is used by processes to create the processes that are copies of themselves. With the help of such system calls, the child process can be created by the parent process. Until the child process is executed completely, the parent process is suspended.</text:p>
      <text:section text:style-name="Sect1" text:name="ezoic-pub-ad-placeholder-136">
        <text:p text:style-name="P2"/>
      </text:section>
      <text:p text:style-name="P3">Some of the important points on fork() are as follows.</text:p>
      <text:list xml:id="list2808425426" text:style-name="L1">
        <text:list-item>
          <text:p text:style-name="P4">The parent will get the child process ID with non-zero value.</text:p>
        </text:list-item>
        <text:list-item>
          <text:p text:style-name="P4">Zero Value is returned to the child.</text:p>
        </text:list-item>
        <text:list-item>
          <text:p text:style-name="P4">If there will be any system or hardware errors while creating the child, -1 is returned to the fork().</text:p>
        </text:list-item>
        <text:list-item>
          <text:p text:style-name="P4">With the unique process ID obtained by the child process, it does not match the ID of any existing process group.</text:p>
        </text:list-item>
      </text:list>
      <text:p text:style-name="Text_20_body"><text:line-break/><text:span text:style-name="T1">exec()</text:span></text:p>
      <text:p text:style-name="P3">The exec() is such a system call that runs by replacing the current process image with the new process image. However, the original process remains as a new process but the new process replaces the head data, stack data,etc. It runs the program from the entry point by loading the program into the current process space.</text:p>
      <text:p text:style-name="P3"/>
      <text:p text:style-name="P3">The <text:span text:style-name="Strong_20_Emphasis"><text:span text:style-name="Source_20_Text">exec()</text:span></text:span> family of system calls in UNIX/Linux is used to <text:span text:style-name="Strong_20_Emphasis">replace the current process</text:span> with a <text:span text:style-name="Emphasis">new program</text:span>.</text:p>
      <text:p text:style-name="Text_20_body">When a process calls <text:span text:style-name="Source_20_Text">exec()</text:span>, the <text:span text:style-name="Strong_20_Emphasis">current process image (code, data, stack, etc.) is replaced</text:span> by the new program.<text:line-break/>However, <text:span text:style-name="Strong_20_Emphasis">the PID (process ID) remains the same</text:span> — the process continues to exist, but it now runs a different program.</text:p>
      <text:p text:style-name="P3"/>
      <text:section text:style-name="Sect1" text:name="ezoic-pub-ad-placeholder-139">
        <text:p text:style-name="P2"/>
      </text:section>
      <text:p text:style-name="Text_20_body"><text:line-break/><text:span text:style-name="T1">wait()</text:span></text:p>
      <text:p text:style-name="P3">As in the case of a fork, child processes are created and get executed but the parent process is suspended until the child process executes. In this case, a wait() system call is activated automatically due to the suspension of the parent process. After the child process ends the execution, the parent process gains control agai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0:21:46.182260789</meta:creation-date>
    <dc:date>2025-11-04T10:54:02.492993080</dc:date>
    <meta:editing-duration>PT22M5S</meta:editing-duration>
    <meta:editing-cycles>2</meta:editing-cycles>
    <meta:generator>LibreOffice/7.3.7.2$Linux_X86_64 LibreOffice_project/30$Build-2</meta:generator>
    <meta:document-statistic meta:table-count="0" meta:image-count="0" meta:object-count="0" meta:page-count="1" meta:paragraph-count="13" meta:word-count="304" meta:character-count="1717" meta:non-whitespace-character-count="1427"/>
  </office:meta>
</office:document-meta>
</file>